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5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1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2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2">
      <style:table-cell-properties fo:background-color="#dddddd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14"/>
    <style:style style:name="ce27" style:family="table-cell" style:parent-style-name="Default" style:data-style-name="N114">
      <style:table-cell-properties fo:background-color="#ffff00"/>
    </style:style>
    <style:style style:name="ce28" style:family="table-cell" style:parent-style-name="Default" style:data-style-name="N115"/>
    <style:style style:name="ce29" style:family="table-cell" style:parent-style-name="Default" style:data-style-name="N115">
      <style:table-cell-properties fo:background-color="#ffff00"/>
    </style:style>
    <style:style style:name="ce30" style:family="table-cell" style:parent-style-name="Default" style:data-style-name="N1">
      <style:table-cell-properties fo:background-color="#ffff00"/>
    </style:style>
    <style:style style:name="ce10" style:family="table-cell" style:parent-style-name="Default" style:data-style-name="N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6" office:value-type="string" calcext:value-type="string">
            <text:p>VOUT</text:p>
          </table:table-cell>
          <table:table-cell table:style-name="ce8" office:value-type="string" calcext:value-type="string">
            <text:p>R_Tota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.8" calcext:value-type="float">
            <text:p>1,80</text:p>
          </table:table-cell>
          <table:table-cell table:style-name="ce7" table:formula="of:=1.25*[.A$14]*([.A2] - 0.8)" office:value-type="float" office:value="1.25" calcext:value-type="float">
            <text:p>1,2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,00</text:p>
          </table:table-cell>
          <table:table-cell table:style-name="ce7" table:formula="of:=1.25*[.A$14]*([.A3] - 0.8)" office:value-type="float" office:value="1.5" calcext:value-type="float">
            <text:p>1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2" calcext:value-type="float">
            <text:p>2,20</text:p>
          </table:table-cell>
          <table:table-cell table:style-name="ce7" table:formula="of:=1.25*[.A$14]*([.A4] - 0.8)" office:value-type="float" office:value="1.75" calcext:value-type="float">
            <text:p>1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3" calcext:value-type="float">
            <text:p>2,30</text:p>
          </table:table-cell>
          <table:table-cell table:style-name="ce7" table:formula="of:=1.25*[.A$14]*([.A5] - 0.8)" office:value-type="float" office:value="1.875" calcext:value-type="float">
            <text:p>1,8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4" calcext:value-type="float">
            <text:p>2,40</text:p>
          </table:table-cell>
          <table:table-cell table:style-name="ce7" table:formula="of:=1.25*[.A$14]*([.A6] - 0.8)" office:value-type="float" office:value="2" calcext:value-type="float">
            <text:p>2,0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8" calcext:value-type="float">
            <text:p>2,80</text:p>
          </table:table-cell>
          <table:table-cell table:style-name="ce7" table:formula="of:=1.25*[.A$14]*([.A7] - 0.8)" office:value-type="float" office:value="2.5" calcext:value-type="float">
            <text:p>2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9" calcext:value-type="float">
            <text:p>2,90</text:p>
          </table:table-cell>
          <table:table-cell table:style-name="ce7" table:formula="of:=1.25*[.A$14]*([.A8] - 0.8)" office:value-type="float" office:value="2.625" calcext:value-type="float">
            <text:p>2,6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ce7" table:formula="of:=1.25*[.A$14]*([.A9] - 0.8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.2" calcext:value-type="float">
            <text:p>3,20</text:p>
          </table:table-cell>
          <table:table-cell table:style-name="ce7" table:formula="of:=1.25*[.A$14]*([.A10] - 0.8)" office:value-type="float" office:value="3" calcext:value-type="float">
            <text:p>3,00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7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R7</text:p>
          </table:table-cell>
          <table:table-cell table:style-name="ce20" office:value-type="string" calcext:value-type="string">
            <text:p>R6</text:p>
          </table:table-cell>
          <table:table-cell table:style-name="ce8" office:value-type="string" calcext:value-type="string">
            <text:p>R3 (SW1)</text:p>
          </table:table-cell>
          <table:table-cell table:style-name="ce20" office:value-type="string" calcext:value-type="string">
            <text:p>R4 (SW2)</text:p>
          </table:table-cell>
          <table:table-cell table:style-name="ce20" office:value-type="string" calcext:value-type="string">
            <text:p>R5 (SW3)</text:p>
          </table:table-cell>
          <table:table-cell table:style-name="ce20" office:value-type="string" calcext:value-type="string">
            <text:p>R7 (SW4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6.34" calcext:value-type="float">
            <text:p>6,34</text:p>
          </table:table-cell>
          <table:table-cell table:style-name="ce7" office:value-type="float" office:value="3" calcext:value-type="float">
            <text:p>3,00</text:p>
          </table:table-cell>
          <table:table-cell table:style-name="ce7" table:number-columns-repeated="1017"/>
        </table:table-row>
        <table:table-row table:style-name="ro1">
          <table:table-cell/>
          <table:table-cell table:style-name="ce7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2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SW4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18]/[.C$14] + [.B18]/[.D$14] + [.C18]/[.E$14] + [.D18]/[.F$14])" office:value-type="float" office:value="3" calcext:value-type="float">
            <text:p>3,00</text:p>
          </table:table-cell>
          <table:table-cell table:style-name="ce7" table:formula="of:=0.8*(1+[.E18]/[.A$14])" office:value-type="float" office:value="3.2" calcext:value-type="float">
            <text:p>3,2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19]/[.C$14] + [.B19]/[.D$14] + [.C19]/[.E$14] + [.D19]/[.F$14])" office:value-type="float" office:value="2.625" calcext:value-type="float">
            <text:p>2,63</text:p>
          </table:table-cell>
          <table:table-cell table:style-name="ce7" table:formula="of:=0.8*(1+[.E19]/[.A$14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20]/[.C$14] + [.B20]/[.D$14] + [.C20]/[.E$14] + [.D20]/[.F$14])" office:value-type="float" office:value="2.5" calcext:value-type="float">
            <text:p>2,50</text:p>
          </table:table-cell>
          <table:table-cell table:style-name="ce7" table:formula="of:=0.8*(1+[.E20]/[.A$14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21]/[.C$14] + [.B21]/[.D$14] + [.C21]/[.E$14] + [.D21]/[.F$14])" office:value-type="float" office:value="2.23404255319149" calcext:value-type="float">
            <text:p>2,23</text:p>
          </table:table-cell>
          <table:table-cell table:style-name="ce7" table:formula="of:=0.8*(1+[.E21]/[.A$14])" office:value-type="float" office:value="2.58723404255319" calcext:value-type="float">
            <text:p>2,59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22]/[.C$14] + [.B22]/[.D$14] + [.C22]/[.E$14] + [.D22]/[.F$14])" office:value-type="float" office:value="2.03640256959315" calcext:value-type="float">
            <text:p>2,04</text:p>
          </table:table-cell>
          <table:table-cell table:style-name="ce7" table:formula="of:=0.8*(1+[.E22]/[.A$14])" office:value-type="float" office:value="2.42912205567452" calcext:value-type="float">
            <text:p>2,43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23]/[.C$14] + [.B23]/[.D$14] + [.C23]/[.E$14] + [.D23]/[.F$14])" office:value-type="float" office:value="1.856385945343" calcext:value-type="float">
            <text:p>1,86</text:p>
          </table:table-cell>
          <table:table-cell table:style-name="ce7" table:formula="of:=0.8*(1+[.E23]/[.A$14])" office:value-type="float" office:value="2.2851087562744" calcext:value-type="float">
            <text:p>2,29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24]/[.C$14] + [.B24]/[.D$14] + [.C24]/[.E$14] + [.D24]/[.F$14])" office:value-type="float" office:value="1.79298642533937" calcext:value-type="float">
            <text:p>1,79</text:p>
          </table:table-cell>
          <table:table-cell table:style-name="ce7" table:formula="of:=0.8*(1+[.E24]/[.A$14])" office:value-type="float" office:value="2.23438914027149" calcext:value-type="float">
            <text:p>2,23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14] + [.A25]/[.C$14] + [.B25]/[.D$14] + [.C25]/[.E$14] + [.D25]/[.F$14])" office:value-type="float" office:value="1.65194302446772" calcext:value-type="float">
            <text:p>1,65</text:p>
          </table:table-cell>
          <table:table-cell table:style-name="ce7" table:formula="of:=0.8*(1+[.E25]/[.A$14])" office:value-type="float" office:value="2.12155441957417" calcext:value-type="float">
            <text:p>2,12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26]/[.C$14] + [.B26]/[.D$14] + [.C26]/[.E$14] + [.D26]/[.F$14])" office:value-type="float" office:value="1.5" calcext:value-type="float">
            <text:p>1,50</text:p>
          </table:table-cell>
          <table:table-cell table:style-name="ce7" table:formula="of:=0.8*(1+[.E26]/[.A$14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27]/[.C$14] + [.B27]/[.D$14] + [.C27]/[.E$14] + [.D27]/[.F$14])" office:value-type="float" office:value="1.4" calcext:value-type="float">
            <text:p>1,40</text:p>
          </table:table-cell>
          <table:table-cell table:style-name="ce7" table:formula="of:=0.8*(1+[.E27]/[.A$14])" office:value-type="float" office:value="1.92" calcext:value-type="float">
            <text:p>1,92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28]/[.C$14] + [.B28]/[.D$14] + [.C28]/[.E$14] + [.D28]/[.F$14])" office:value-type="float" office:value="1.36363636363636" calcext:value-type="float">
            <text:p>1,36</text:p>
          </table:table-cell>
          <table:table-cell table:style-name="ce7" table:formula="of:=0.8*(1+[.E28]/[.A$14])" office:value-type="float" office:value="1.89090909090909" calcext:value-type="float">
            <text:p>1,89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29]/[.C$14] + [.B29]/[.D$14] + [.C29]/[.E$14] + [.D29]/[.F$14])" office:value-type="float" office:value="1.28048780487805" calcext:value-type="float">
            <text:p>1,28</text:p>
          </table:table-cell>
          <table:table-cell table:style-name="ce7" table:formula="of:=0.8*(1+[.E29]/[.A$14])" office:value-type="float" office:value="1.82439024390244" calcext:value-type="float">
            <text:p>1,82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30]/[.C$14] + [.B30]/[.D$14] + [.C30]/[.E$14] + [.D30]/[.F$14])" office:value-type="float" office:value="1.21301020408163" calcext:value-type="float">
            <text:p>1,21</text:p>
          </table:table-cell>
          <table:table-cell table:style-name="ce7" table:formula="of:=0.8*(1+[.E30]/[.A$14])" office:value-type="float" office:value="1.77040816326531" calcext:value-type="float">
            <text:p>1,77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31]/[.C$14] + [.B31]/[.D$14] + [.C31]/[.E$14] + [.D31]/[.F$14])" office:value-type="float" office:value="1.14677002583979" calcext:value-type="float">
            <text:p>1,15</text:p>
          </table:table-cell>
          <table:table-cell table:style-name="ce7" table:formula="of:=0.8*(1+[.E31]/[.A$14])" office:value-type="float" office:value="1.71741602067184" calcext:value-type="float">
            <text:p>1,72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32]/[.C$14] + [.B32]/[.D$14] + [.C32]/[.E$14] + [.D32]/[.F$14])" office:value-type="float" office:value="1.12225631342931" calcext:value-type="float">
            <text:p>1,12</text:p>
          </table:table-cell>
          <table:table-cell table:style-name="ce7" table:formula="of:=0.8*(1+[.E32]/[.A$14])" office:value-type="float" office:value="1.69780505074345" calcext:value-type="float">
            <text:p>1,70</text:p>
          </table:table-cell>
          <table:table-cell table:number-columns-repeated="1017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14] + [.A33]/[.C$14] + [.B33]/[.D$14] + [.C33]/[.E$14] + [.D33]/[.F$14])" office:value-type="float" office:value="1.06532454231212" calcext:value-type="float">
            <text:p>1,07</text:p>
          </table:table-cell>
          <table:table-cell table:style-name="ce7" table:formula="of:=0.8*(1+[.E33]/[.A$14])" office:value-type="float" office:value="1.6522596338497" calcext:value-type="float">
            <text:p>1,65</text:p>
          </table:table-cell>
          <table:table-cell table:number-columns-repeated="1017"/>
        </table:table-row>
        <table:table-row table:style-name="ro1" table:number-rows-repeated="12"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3.045cm" svg:height="7.714cm" svg:x="0.721cm" svg:y="6.885cm">
            <draw:object draw:notify-on-update-of-ranges="Inductor.A10:Inductor.A14 Inductor.B9:Inductor.B9 Inductor.B10:Inductor.B14 Inductor.C9:Inductor.C9 Inductor.C10:Inductor.C14 Inductor.D9:Inductor.D9 Inductor.D10:Inductor.D14 Inductor.E9:Inductor.E9 Inductor.E10:Inductor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2"/>
        <table:table-column table:style-name="co3" table:default-cell-style-name="ce7"/>
        <table:table-column table:style-name="co2" table:number-columns-repeated="3" table:default-cell-style-name="Default"/>
        <table:table-row table:style-name="ro1">
          <table:table-cell table:style-name="ce13" office:value-type="string" calcext:value-type="string">
            <text:p>Imax (A)</text:p>
          </table:table-cell>
          <table:table-cell table:style-name="ce13" office:value-type="string" calcext:value-type="string">
            <text:p>Iripple (A)</text:p>
          </table:table-cell>
          <table:table-cell table:style-name="ce11" office:value-type="string" calcext:value-type="string">
            <text:p>Vin (V)</text:p>
          </table:table-cell>
          <table:table-cell table:style-name="ce11" office:value-type="string" calcext:value-type="string">
            <text:p>Fsw(Hz)</text:p>
          </table:table-cell>
          <table:table-cell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4" table:formula="of:=25%*[.A2]" office:value-type="float" office:value="3.75" calcext:value-type="float">
            <text:p>3,75</text:p>
          </table:table-cell>
          <table:table-cell office:value-type="float" office:value="5" calcext:value-type="float">
            <text:p>5</text:p>
          </table:table-cell>
          <table:table-cell office:value-type="float" office:value="275000" calcext:value-type="float">
            <text:p>275000</text:p>
          </table:table-cell>
          <table:table-cell/>
        </table:table-row>
        <table:table-row table:style-name="ro1">
          <table:table-cell table:style-name="ce14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Vout (V)</text:p>
          </table:table-cell>
          <table:table-cell table:style-name="ce11" office:value-type="string" calcext:value-type="string">
            <text:p>Lout (µH)</text:p>
          </table:table-cell>
          <table:table-cell table:number-columns-repeated="3"/>
        </table:table-row>
        <table:table-row table:style-name="ro1">
          <table:table-cell table:style-name="Default" office:value-type="float" office:value="3.2" calcext:value-type="float">
            <text:p>3,2</text:p>
          </table:table-cell>
          <table:table-cell table:formula="of:=10^6*([.C$2]-[.A5])*[.A5]/([.D$2]*[.B$2]*[.C$2])" office:value-type="float" office:value="1.11709090909091" calcext:value-type="float">
            <text:p>1,12</text:p>
          </table:table-cell>
          <table:table-cell table:number-columns-repeated="3"/>
        </table:table-row>
        <table:table-row table:style-name="ro1">
          <table:table-cell table:style-name="Default" office:value-type="float" office:value="2.2" calcext:value-type="float">
            <text:p>2,2</text:p>
          </table:table-cell>
          <table:table-cell table:formula="of:=10^6*([.C$2]-[.A6])*[.A6]/([.D$2]*[.B$2]*[.C$2])" office:value-type="float" office:value="1.19466666666667" calcext:value-type="float">
            <text:p>1,19</text:p>
          </table:table-cell>
          <table:table-cell table:number-columns-repeated="3"/>
        </table:table-row>
        <table:table-row table:style-name="ro1">
          <table:table-cell table:style-name="Default" office:value-type="float" office:value="1.6" calcext:value-type="float">
            <text:p>1,6</text:p>
          </table:table-cell>
          <table:table-cell table:formula="of:=10^6*([.C$2]-[.A7])*[.A7]/([.D$2]*[.B$2]*[.C$2])" office:value-type="float" office:value="1.0550303030303" calcext:value-type="float">
            <text:p>1,0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Vout (V)</text:p>
          </table:table-cell>
          <table:table-cell table:style-name="ce11" office:value-type="string" calcext:value-type="string">
            <text:p>1µH</text:p>
          </table:table-cell>
          <table:table-cell table:style-name="ce11" office:value-type="string" calcext:value-type="string">
            <text:p>1,1µH</text:p>
          </table:table-cell>
          <table:table-cell table:style-name="ce11" office:value-type="string" calcext:value-type="string">
            <text:p>1,2µH</text:p>
          </table:table-cell>
          <table:table-cell table:style-name="ce11" office:value-type="string" calcext:value-type="string">
            <text:p>1,5µH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table:formula="of:=([.C$2]-[.A10])*[.A10]/([.C$2]*[.D$2]*1*10^-6)" office:value-type="float" office:value="0" calcext:value-type="float">
            <text:p>0,00</text:p>
          </table:table-cell>
          <table:table-cell table:style-name="ce7" table:formula="of:=([.C$2]-[.A10])*[.A10]/([.C$2]*[.D$2]*1.1*10^-6)" office:value-type="float" office:value="0" calcext:value-type="float">
            <text:p>0,00</text:p>
          </table:table-cell>
          <table:table-cell table:style-name="ce7" table:formula="of:=([.C$2]-[.A10])*[.A10]/([.C$2]*[.D$2]*1.2*10^-6)" office:value-type="float" office:value="0" calcext:value-type="float">
            <text:p>0,00</text:p>
          </table:table-cell>
          <table:table-cell table:style-name="ce7" table:formula="of:=([.C$2]-[.A10])*[.A10]/([.C$2]*[.D$2]*1.5*10^-6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([.C$2]-[.A11])*[.A11]/([.C$2]*[.D$2]*1*10^-6)" office:value-type="float" office:value="2.90909090909091" calcext:value-type="float">
            <text:p>2,91</text:p>
          </table:table-cell>
          <table:table-cell table:style-name="ce7" table:formula="of:=([.C$2]-[.A11])*[.A11]/([.C$2]*[.D$2]*1.1*10^-6)" office:value-type="float" office:value="2.64462809917355" calcext:value-type="float">
            <text:p>2,64</text:p>
          </table:table-cell>
          <table:table-cell table:style-name="ce7" table:formula="of:=([.C$2]-[.A11])*[.A11]/([.C$2]*[.D$2]*1.2*10^-6)" office:value-type="float" office:value="2.42424242424242" calcext:value-type="float">
            <text:p>2,42</text:p>
          </table:table-cell>
          <table:table-cell table:style-name="ce7" table:formula="of:=([.C$2]-[.A11])*[.A11]/([.C$2]*[.D$2]*1.5*10^-6)" office:value-type="float" office:value="1.93939393939394" calcext:value-type="float">
            <text:p>1,94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([.C$2]-[.A12])*[.A12]/([.C$2]*[.D$2]*1*10^-6)" office:value-type="float" office:value="4.36363636363636" calcext:value-type="float">
            <text:p>4,36</text:p>
          </table:table-cell>
          <table:table-cell table:style-name="ce7" table:formula="of:=([.C$2]-[.A12])*[.A12]/([.C$2]*[.D$2]*1.1*10^-6)" office:value-type="float" office:value="3.96694214876033" calcext:value-type="float">
            <text:p>3,97</text:p>
          </table:table-cell>
          <table:table-cell table:style-name="ce7" table:formula="of:=([.C$2]-[.A12])*[.A12]/([.C$2]*[.D$2]*1.2*10^-6)" office:value-type="float" office:value="3.63636363636364" calcext:value-type="float">
            <text:p>3,64</text:p>
          </table:table-cell>
          <table:table-cell table:style-name="ce7" table:formula="of:=([.C$2]-[.A12])*[.A12]/([.C$2]*[.D$2]*1.5*10^-6)" office:value-type="float" office:value="2.90909090909091" calcext:value-type="float">
            <text:p>2,91</text:p>
          </table:table-cell>
        </table:table-row>
        <table:table-row table:style-name="ro1">
          <table:table-cell office:value-type="float" office:value="3" calcext:value-type="float">
            <text:p>3,00</text:p>
          </table:table-cell>
          <table:table-cell table:formula="of:=([.C$2]-[.A13])*[.A13]/([.C$2]*[.D$2]*1*10^-6)" office:value-type="float" office:value="4.36363636363636" calcext:value-type="float">
            <text:p>4,36</text:p>
          </table:table-cell>
          <table:table-cell table:style-name="ce7" table:formula="of:=([.C$2]-[.A13])*[.A13]/([.C$2]*[.D$2]*1.1*10^-6)" office:value-type="float" office:value="3.96694214876033" calcext:value-type="float">
            <text:p>3,97</text:p>
          </table:table-cell>
          <table:table-cell table:style-name="ce7" table:formula="of:=([.C$2]-[.A13])*[.A13]/([.C$2]*[.D$2]*1.2*10^-6)" office:value-type="float" office:value="3.63636363636364" calcext:value-type="float">
            <text:p>3,64</text:p>
          </table:table-cell>
          <table:table-cell table:style-name="ce7" table:formula="of:=([.C$2]-[.A13])*[.A13]/([.C$2]*[.D$2]*1.5*10^-6)" office:value-type="float" office:value="2.90909090909091" calcext:value-type="float">
            <text:p>2,91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table:formula="of:=([.C$2]-[.A14])*[.A14]/([.C$2]*[.D$2]*1*10^-6)" office:value-type="float" office:value="2.90909090909091" calcext:value-type="float">
            <text:p>2,91</text:p>
          </table:table-cell>
          <table:table-cell table:style-name="ce7" table:formula="of:=([.C$2]-[.A14])*[.A14]/([.C$2]*[.D$2]*1.1*10^-6)" office:value-type="float" office:value="2.64462809917355" calcext:value-type="float">
            <text:p>2,64</text:p>
          </table:table-cell>
          <table:table-cell table:style-name="ce7" table:formula="of:=([.C$2]-[.A14])*[.A14]/([.C$2]*[.D$2]*1.2*10^-6)" office:value-type="float" office:value="2.42424242424242" calcext:value-type="float">
            <text:p>2,42</text:p>
          </table:table-cell>
          <table:table-cell table:style-name="ce7" table:formula="of:=([.C$2]-[.A14])*[.A14]/([.C$2]*[.D$2]*1.5*10^-6)" office:value-type="float" office:value="1.93939393939394" calcext:value-type="float">
            <text:p>1,94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2"/>
          <table:table-cell/>
        </table:table-row>
        <table:table-row table:style-name="ro1">
          <table:table-cell table:style-name="ce7"/>
          <table:table-cell/>
          <table:table-cell table:style-name="ce7" table:number-columns-repeated="2"/>
          <table:table-cell/>
        </table:table-row>
      </table:table>
      <table:table table:name="Comp" table:style-name="ta1">
        <table:table-column table:style-name="co2" table:number-columns-repeated="5" table:default-cell-style-name="Default"/>
        <table:table-column table:style-name="co2" table:number-columns-repeated="2" table:default-cell-style-name="ce9"/>
        <table:table-column table:style-name="co2" table:number-columns-repeated="1017" table:default-cell-style-name="Default"/>
        <table:table-row table:style-name="ro1">
          <table:table-cell table:style-name="ce11" office:value-type="string" calcext:value-type="string">
            <text:p>L (µH)</text:p>
          </table:table-cell>
          <table:table-cell table:style-name="ce11" office:value-type="string" calcext:value-type="string">
            <text:p><text:s/>Cout (mF)</text:p>
          </table:table-cell>
          <table:table-cell table:style-name="ce11" office:value-type="string" calcext:value-type="string">
            <text:p>Fsw (kHz)</text:p>
          </table:table-cell>
          <table:table-cell table:style-name="ce11" office:value-type="string" calcext:value-type="string">
            <text:p>Flc</text:p>
          </table:table-cell>
          <table:table-cell table:style-name="ce11" office:value-type="string" calcext:value-type="string">
            <text:p>Rf (Ohm)</text:p>
          </table:table-cell>
          <table:table-cell table:style-name="ce10" office:value-type="string" calcext:value-type="string">
            <text:p>Cf(nF)</text:p>
          </table:table-cell>
          <table:table-cell table:style-name="ce10" office:value-type="string" calcext:value-type="string">
            <text:p>Cp (pF)</text:p>
          </table:table-cell>
          <table:table-cell table:number-columns-repeated="1017"/>
        </table:table-row>
        <table:table-row table:style-name="ro1">
          <table:table-cell table:style-name="ce7" office:value-type="float" office:value="2" calcext:value-type="float">
            <text:p>2,00</text:p>
          </table:table-cell>
          <table:table-cell table:style-name="ce7" table:formula="of:=0.33*7" office:value-type="float" office:value="2.31" calcext:value-type="float">
            <text:p>2,31</text:p>
          </table:table-cell>
          <table:table-cell table:style-name="ce7" office:value-type="float" office:value="275" calcext:value-type="float">
            <text:p>275,00</text:p>
          </table:table-cell>
          <table:table-cell table:style-name="ce7" table:formula="of:= 1 / (2 * PI() * SQRT([.A2]*10^-6 * [.B2]*10^-3))" office:value-type="float" office:value="2341.52685925104" calcext:value-type="float">
            <text:p>2341,53</text:p>
          </table:table-cell>
          <table:table-cell table:style-name="ce7" office:value-type="float" office:value="10000" calcext:value-type="float">
            <text:p>10000,00</text:p>
          </table:table-cell>
          <table:table-cell table:formula="of:=10^9/(2*PI()*[.E2]*[.D2])" office:value-type="float" office:value="6.79705818718657" calcext:value-type="float">
            <text:p>7</text:p>
          </table:table-cell>
          <table:table-cell table:formula="of:=10^12/(2*PI()*[.E2]*[.C2]*10^3)" office:value-type="float" office:value="57.8745247606892" calcext:value-type="float">
            <text:p>58</text:p>
          </table:table-cell>
          <table:table-cell table:style-name="ce7"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Vout</text:p>
          </table:table-cell>
          <table:table-cell table:style-name="ce26" office:value-type="string" calcext:value-type="string">
            <text:p>Rc</text:p>
          </table:table-cell>
          <table:table-cell table:style-name="ce28" office:value-type="string" calcext:value-type="string">
            <text:p>Cc</text:p>
          </table:table-cell>
          <table:table-cell table:style-name="ce9"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office:value-type="float" office:value="3.2" calcext:value-type="float">
            <text:p>3,2</text:p>
          </table:table-cell>
          <table:table-cell table:style-name="ce26" table:formula="of:=[.$B$19]*[.A12]/2.5" office:value-type="float" office:value="10.496" calcext:value-type="float">
            <text:p>10,5</text:p>
          </table:table-cell>
          <table:table-cell table:style-name="ce28" table:formula="of:=[.$C$19]*2.5/[.A12]" office:value-type="float" office:value="0.0171875" calcext:value-type="float">
            <text:p>0,017</text:p>
          </table:table-cell>
          <table:table-cell table:style-name="ce9" table:formula="of:=[.$D$19]*2.5/[.A12]" office:value-type="float" office:value="117.1875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float" office:value="3.1" calcext:value-type="float">
            <text:p>3,1</text:p>
          </table:table-cell>
          <table:table-cell table:style-name="ce26" table:formula="of:=[.$B$19]*[.A13]/2.5" office:value-type="float" office:value="10.168" calcext:value-type="float">
            <text:p>10,2</text:p>
          </table:table-cell>
          <table:table-cell table:style-name="ce28" table:formula="of:=[.$C$19]*2.5/[.A13]" office:value-type="float" office:value="0.017741935483871" calcext:value-type="float">
            <text:p>0,018</text:p>
          </table:table-cell>
          <table:table-cell table:style-name="ce9" table:formula="of:=[.$D$19]*2.5/[.A13]" office:value-type="float" office:value="120.967741935484" calcext:value-type="float">
            <text:p>1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table:formula="of:=[.$B$19]*[.A14]/2.5" office:value-type="float" office:value="9.84" calcext:value-type="float">
            <text:p>9,8</text:p>
          </table:table-cell>
          <table:table-cell table:style-name="ce28" table:formula="of:=[.$C$19]*2.5/[.A14]" office:value-type="float" office:value="0.0183333333333333" calcext:value-type="float">
            <text:p>0,018</text:p>
          </table:table-cell>
          <table:table-cell table:style-name="ce9" table:formula="of:=[.$D$19]*2.5/[.A14]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float" office:value="2.9" calcext:value-type="float">
            <text:p>2,9</text:p>
          </table:table-cell>
          <table:table-cell table:style-name="ce26" table:formula="of:=[.$B$19]*[.A15]/2.5" office:value-type="float" office:value="9.512" calcext:value-type="float">
            <text:p>9,5</text:p>
          </table:table-cell>
          <table:table-cell table:style-name="ce28" table:formula="of:=[.$C$19]*2.5/[.A15]" office:value-type="float" office:value="0.0189655172413793" calcext:value-type="float">
            <text:p>0,019</text:p>
          </table:table-cell>
          <table:table-cell table:style-name="ce9" table:formula="of:=[.$D$19]*2.5/[.A15]" office:value-type="float" office:value="129.310344827586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2.8" calcext:value-type="float">
            <text:p>2,8</text:p>
          </table:table-cell>
          <table:table-cell table:style-name="ce26" table:formula="of:=[.$B$19]*[.A16]/2.5" office:value-type="float" office:value="9.184" calcext:value-type="float">
            <text:p>9,2</text:p>
          </table:table-cell>
          <table:table-cell table:style-name="ce28" table:formula="of:=[.$C$19]*2.5/[.A16]" office:value-type="float" office:value="0.0196428571428571" calcext:value-type="float">
            <text:p>0,020</text:p>
          </table:table-cell>
          <table:table-cell table:style-name="ce9" table:formula="of:=[.$D$19]*2.5/[.A16]" office:value-type="float" office:value="133.928571428571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float" office:value="2.7" calcext:value-type="float">
            <text:p>2,7</text:p>
          </table:table-cell>
          <table:table-cell table:style-name="ce26" table:formula="of:=[.$B$19]*[.A17]/2.5" office:value-type="float" office:value="8.856" calcext:value-type="float">
            <text:p>8,9</text:p>
          </table:table-cell>
          <table:table-cell table:style-name="ce28" table:formula="of:=[.$C$19]*2.5/[.A17]" office:value-type="float" office:value="0.0203703703703704" calcext:value-type="float">
            <text:p>0,020</text:p>
          </table:table-cell>
          <table:table-cell table:style-name="ce9" table:formula="of:=[.$D$19]*2.5/[.A17]" office:value-type="float" office:value="138.88888888888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2.6" calcext:value-type="float">
            <text:p>2,6</text:p>
          </table:table-cell>
          <table:table-cell table:style-name="ce26" table:formula="of:=[.$B$19]*[.A18]/2.5" office:value-type="float" office:value="8.528" calcext:value-type="float">
            <text:p>8,5</text:p>
          </table:table-cell>
          <table:table-cell table:style-name="ce28" table:formula="of:=[.$C$19]*2.5/[.A18]" office:value-type="float" office:value="0.0211538461538462" calcext:value-type="float">
            <text:p>0,021</text:p>
          </table:table-cell>
          <table:table-cell table:style-name="ce9" table:formula="of:=[.$D$19]*2.5/[.A18]" office:value-type="float" office:value="144.230769230769" calcext:value-type="float">
            <text:p>144</text:p>
          </table:table-cell>
          <table:table-cell table:number-columns-repeated="1020"/>
        </table:table-row>
        <table:table-row table:style-name="ro1">
          <table:table-cell table:style-name="ce25" office:value-type="float" office:value="2.5" calcext:value-type="float">
            <text:p>2,5</text:p>
          </table:table-cell>
          <table:table-cell table:style-name="ce27" office:value-type="float" office:value="8.2" calcext:value-type="float">
            <text:p>8,2</text:p>
          </table:table-cell>
          <table:table-cell table:style-name="ce29" office:value-type="float" office:value="0.022" calcext:value-type="float">
            <text:p>0,022</text:p>
          </table:table-cell>
          <table:table-cell table:style-name="ce30" office:value-type="float" office:value="150" calcext:value-type="float">
            <text:p>150</text:p>
          </table:table-cell>
          <table:table-cell table:style-name="ce25"/>
          <table:table-cell table:number-columns-repeated="1019"/>
        </table:table-row>
        <table:table-row table:style-name="ro1">
          <table:table-cell office:value-type="float" office:value="2.4" calcext:value-type="float">
            <text:p>2,4</text:p>
          </table:table-cell>
          <table:table-cell table:style-name="ce26" table:formula="of:=[.$B$19]*[.A20]/2.5" office:value-type="float" office:value="7.872" calcext:value-type="float">
            <text:p>7,9</text:p>
          </table:table-cell>
          <table:table-cell table:style-name="ce28" table:formula="of:=[.$C$19]*2.5/[.A20]" office:value-type="float" office:value="0.0229166666666667" calcext:value-type="float">
            <text:p>0,023</text:p>
          </table:table-cell>
          <table:table-cell table:style-name="ce9" table:formula="of:=[.$D$19]*2.5/[.A20]" office:value-type="float" office:value="156.25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2.3" calcext:value-type="float">
            <text:p>2,3</text:p>
          </table:table-cell>
          <table:table-cell table:style-name="ce26" table:formula="of:=[.$B$19]*[.A21]/2.5" office:value-type="float" office:value="7.544" calcext:value-type="float">
            <text:p>7,5</text:p>
          </table:table-cell>
          <table:table-cell table:style-name="ce28" table:formula="of:=[.$C$19]*2.5/[.A21]" office:value-type="float" office:value="0.0239130434782609" calcext:value-type="float">
            <text:p>0,024</text:p>
          </table:table-cell>
          <table:table-cell table:style-name="ce9" table:formula="of:=[.$D$19]*2.5/[.A21]" office:value-type="float" office:value="163.04347826087" calcext:value-type="float">
            <text:p>163</text:p>
          </table:table-cell>
          <table:table-cell table:number-columns-repeated="1020"/>
        </table:table-row>
        <table:table-row table:style-name="ro1">
          <table:table-cell office:value-type="float" office:value="2.2" calcext:value-type="float">
            <text:p>2,2</text:p>
          </table:table-cell>
          <table:table-cell table:style-name="ce26" table:formula="of:=[.$B$19]*[.A22]/2.5" office:value-type="float" office:value="7.216" calcext:value-type="float">
            <text:p>7,2</text:p>
          </table:table-cell>
          <table:table-cell table:style-name="ce28" table:formula="of:=[.$C$19]*2.5/[.A22]" office:value-type="float" office:value="0.025" calcext:value-type="float">
            <text:p>0,025</text:p>
          </table:table-cell>
          <table:table-cell table:style-name="ce9" table:formula="of:=[.$D$19]*2.5/[.A22]" office:value-type="float" office:value="170.454545454545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float" office:value="2.1" calcext:value-type="float">
            <text:p>2,1</text:p>
          </table:table-cell>
          <table:table-cell table:style-name="ce26" table:formula="of:=[.$B$19]*[.A23]/2.5" office:value-type="float" office:value="6.888" calcext:value-type="float">
            <text:p>6,9</text:p>
          </table:table-cell>
          <table:table-cell table:style-name="ce28" table:formula="of:=[.$C$19]*2.5/[.A23]" office:value-type="float" office:value="0.0261904761904762" calcext:value-type="float">
            <text:p>0,026</text:p>
          </table:table-cell>
          <table:table-cell table:style-name="ce9" table:formula="of:=[.$D$19]*2.5/[.A23]" office:value-type="float" office:value="178.571428571429" calcext:value-type="float">
            <text:p>17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table:formula="of:=[.$B$19]*[.A24]/2.5" office:value-type="float" office:value="6.56" calcext:value-type="float">
            <text:p>6,6</text:p>
          </table:table-cell>
          <table:table-cell table:style-name="ce28" table:formula="of:=[.$C$19]*2.5/[.A24]" office:value-type="float" office:value="0.0275" calcext:value-type="float">
            <text:p>0,027</text:p>
          </table:table-cell>
          <table:table-cell table:style-name="ce9" table:formula="of:=[.$D$19]*2.5/[.A24]" office:value-type="float" office:value="187.5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1.9" calcext:value-type="float">
            <text:p>1,9</text:p>
          </table:table-cell>
          <table:table-cell table:style-name="ce26" table:formula="of:=[.$B$19]*[.A25]/2.5" office:value-type="float" office:value="6.232" calcext:value-type="float">
            <text:p>6,2</text:p>
          </table:table-cell>
          <table:table-cell table:style-name="ce28" table:formula="of:=[.$C$19]*2.5/[.A25]" office:value-type="float" office:value="0.0289473684210526" calcext:value-type="float">
            <text:p>0,029</text:p>
          </table:table-cell>
          <table:table-cell table:style-name="ce9" table:formula="of:=[.$D$19]*2.5/[.A25]" office:value-type="float" office:value="197.368421052632" calcext:value-type="float">
            <text:p>197</text:p>
          </table:table-cell>
          <table:table-cell table:number-columns-repeated="1020"/>
        </table:table-row>
        <table:table-row table:style-name="ro1">
          <table:table-cell/>
          <table:table-cell table:style-name="ce26"/>
          <table:table-cell table:style-name="ce28"/>
          <table:table-cell table:style-name="ce9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3-03-28T10:47:18.387619411</dc:date>
    <meta:editing-duration>PT12H52M48S</meta:editing-duration>
    <meta:editing-cycles>85</meta:editing-cycles>
    <meta:generator>LibreOffice/7.5.1.2$Linux_X86_64 LibreOffice_project/fcbaee479e84c6cd81291587d2ee68cba099e129</meta:generator>
    <meta:document-statistic meta:table-count="3" meta:cell-count="2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46cm" svg:height="7.715cm" xlink:href=".." xlink:type="simple" chart:class="chart:line" chart:style-name="ch1">
        <chart:legend chart:legend-position="end" svg:x="10.802cm" svg:y="2.811cm" style:legend-expansion="high" chart:style-name="ch2"/>
        <chart:plot-area chart:style-name="ch3" table:cell-range-address="Inductor.A10:Inductor.E14 Inductor.B9:Inductor.E9" chart:data-source-has-labels="both" svg:x="0.298cm" svg:y="0.098cm" svg:width="10.017cm" svg:height="7.406cm">
          <chart:coordinate-region svg:x="1.21cm" svg:y="0.297cm" svg:width="8.773cm" svg:height="6.56cm"/>
          <chart:axis chart:dimension="x" chart:name="primary-x" chart:style-name="ch4" chartooo:axis-type="auto">
            <chartooo:date-scale/>
            <chart:categories table:cell-range-address="Inductor.A10:Inductor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ductor.B10:Inductor.B14" chart:label-cell-address="Inductor.B9:Inductor.B9" chart:class="chart:line">
            <chart:data-point chart:repeated="5"/>
          </chart:series>
          <chart:series chart:style-name="ch7" chart:values-cell-range-address="Inductor.C10:Inductor.C14" chart:label-cell-address="Inductor.C9:Inductor.C9" chart:class="chart:line">
            <chart:data-point chart:repeated="5"/>
          </chart:series>
          <chart:series chart:style-name="ch8" chart:values-cell-range-address="Inductor.D10:Inductor.D14" chart:label-cell-address="Inductor.D9:Inductor.D9" chart:class="chart:line">
            <chart:data-point chart:repeated="5"/>
          </chart:series>
          <chart:series chart:style-name="ch9" chart:values-cell-range-address="Inductor.E10:Inductor.E14" chart:label-cell-address="Inductor.E9:Inductor.E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µH</text:p>
                <draw:g>
                  <svg:desc>Inductor.B9:Inductor.B9</svg:desc>
                </draw:g>
              </table:table-cell>
              <table:table-cell office:value-type="string">
                <text:p>1,1µH</text:p>
                <draw:g>
                  <svg:desc>Inductor.C9:Inductor.C9</svg:desc>
                </draw:g>
              </table:table-cell>
              <table:table-cell office:value-type="string">
                <text:p>1,2µH</text:p>
                <draw:g>
                  <svg:desc>Inductor.D9:Inductor.D9</svg:desc>
                </draw:g>
              </table:table-cell>
              <table:table-cell office:value-type="string">
                <text:p>1,5µH</text:p>
                <draw:g>
                  <svg:desc>Inductor.E9:Inductor.E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nductor.A10:Inductor.A14</svg:desc>
                </draw:g>
              </table:table-cell>
              <table:table-cell office:value-type="float" office:value="0">
                <text:p>0</text:p>
                <draw:g>
                  <svg:desc>Inductor.B10:Inductor.B14</svg:desc>
                </draw:g>
              </table:table-cell>
              <table:table-cell office:value-type="float" office:value="0">
                <text:p>0</text:p>
                <draw:g>
                  <svg:desc>Inductor.C10:Inductor.C14</svg:desc>
                </draw:g>
              </table:table-cell>
              <table:table-cell office:value-type="float" office:value="0">
                <text:p>0</text:p>
                <draw:g>
                  <svg:desc>Inductor.D10:Inductor.D14</svg:desc>
                </draw:g>
              </table:table-cell>
              <table:table-cell office:value-type="float" office:value="0">
                <text:p>0</text:p>
                <draw:g>
                  <svg:desc>Inductor.E10:Inductor.E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2.64462809917355">
                <text:p>2.64462809917355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1.93939393939394">
                <text:p>1.939393939393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36363636363636">
                <text:p>4.36363636363636</text:p>
              </table:table-cell>
              <table:table-cell office:value-type="float" office:value="3.96694214876033">
                <text:p>3.96694214876033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36363636363636">
                <text:p>4.36363636363636</text:p>
              </table:table-cell>
              <table:table-cell office:value-type="float" office:value="3.96694214876033">
                <text:p>3.96694214876033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2.64462809917355">
                <text:p>2.64462809917355</text:p>
              </table:table-cell>
              <table:table-cell office:value-type="float" office:value="2.42424242424242">
                <text:p>2.42424242424242</text:p>
              </table:table-cell>
              <table:table-cell office:value-type="float" office:value="1.93939393939394">
                <text:p>1.93939393939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0f246aa12d0eee4a0f7adcefbf7c878fc2238db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